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1pt" style:font-size-asian="11pt" style:font-size-complex="11pt"/>
    </style:style>
    <style:style style:name="P2" style:family="paragraph" style:parent-style-name="Heading_20_1">
      <style:paragraph-properties fo:text-align="center" style:justify-single-word="false"/>
      <style:text-properties style:font-name="Times New Roman" fo:font-size="11pt" style:font-size-asian="11pt" style:font-size-complex="11pt"/>
    </style:style>
    <style:style style:name="P3" style:family="paragraph" style:parent-style-name="Heading_20_2">
      <style:text-properties style:font-name="Times New Roman" fo:font-size="11pt" style:font-size-asian="11pt" style:font-size-complex="11pt"/>
    </style:style>
    <style:style style:name="P4" style:family="paragraph" style:parent-style-name="Text_20_body">
      <style:paragraph-properties fo:text-align="center" style:justify-single-word="false"/>
    </style:style>
    <style:style style:name="T1" style:family="text">
      <style:text-properties style:font-name="Times New Roman"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GB_Legal_Setup_v2</text:h>
      <text:p text:style-name="P4"><text:span text:style-name="T1"/></text:p>
      <text:p text:style-name="P1">GroupBuild is a civic tech project with contributors across borders and a mission to support democracy, free speech, and ethical AI tools like BeAxa. This requires GroupBuild to have a legal structure that supports international coordination, pseudonymity, mission protection, and financial security, in country(s) where the company's rights will remain protected. </text:p>
      <text:h text:style-name="P3" text:outline-level="2">1. GroupBuild Inc.</text:h>
      <text:p text:style-name="P1">GroupBuild Inc. should be registered as a Canadian federal corporation, likely in B.C., and categorized as a Special Purpose Company (SPC). GroupBuild Inc. would own the code, manage contributors, and license tools like BeAxa. The SPC structure would allow us to operate commercially while remaining legally committed to a public-purpose “mission”. <text:s/>GroupBuild Inc. would not lobby politically, under its own brand, but it may support users who engage in advocacy using the platform.</text:p>
      <text:h text:style-name="P3" text:outline-level="2">2. GroupBuild Foundation NFP</text:h>
      <text:p text:style-name="P1">After 12–18 months of proven activity, we would set up an independent nonprofit foundation focused on “public education” and “open-source access”. This entity will accept donations and grants within Canadian charitable rules, while also supporting GroupBuild Inc.'s civic “mission”. Governance will need to be seperate for legal reasons and to avoid conflicts of interest.</text:p>
      <text:h text:style-name="P3" text:outline-level="2">3. U.S. and UK Expansion</text:h>
      <text:p text:style-name="P1">As needed, we would form additional legal entities in the U.S. and UK, to support local fundraising or operations. A U.S. presence may take the form of a Delaware PBC or Texas LLC, while UK operations would require an entirely new legal setup distinct from any existing organizations. These expansions would happen based on expansion needs.</text:p>
      <text:h text:style-name="P3" text:outline-level="2">4. Legal Boundaries</text:h>
      <text:p text:style-name="P1">GroupBuild Inc. would need to operate independently of any other organizations. No shared funding, staffing, or databases. The core company would run the platform and manage technology, while the nonprofit, GroupBuild Foundation, would handle educational initiatives. Clear boundaries ensure legal compliance and mission integrity. </text:p>
      <text:h text:style-name="P3" text:outline-level="2">5. Financial and Banking</text:h>
      <text:p text:style-name="P1">To minimize risk under hostile regimes, the two co-founders will initially use a shared-credential Bitcoin wallet. This allows secure and anonymous funding during early development. Access will be governed by agreed protocols.</text:p>
      <text:p text:style-name="P1"/>
      <text:p text:style-name="P1">Once the Canadian entity is active, a traditional business bank account, e.g. BMO or TD, will be opened for sponsor and grant income, contractor payments and other platform operations. Only verified administrators will have access, and all founder expenses will need to be logged and back-filled to the date of the co-founders agreement. </text:p>
      <text:p text:style-name="P1"/>
      <text:p text:style-name="P1">In the future, a small audit group, e.g. added cofounders with excellent RepTags, may oversee large expenditures to reinforce financial transparency. <text:s/>A startup expense tracking tool should be used to support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meta:document-statistic meta:table-count="0" meta:image-count="0" meta:object-count="0" meta:page-count="1" meta:paragraph-count="14" meta:word-count="415" meta:character-count="2800"/>
    <dc:date>2025-06-27T20:05:42.96</dc:date>
    <dc:creator>Rick Ballard</dc:creator>
    <meta:editing-duration>PT14M34S</meta:editing-duration>
    <meta:editing-cycles>1</meta:editing-cycles>
  </office:meta>
</office:document-meta>
</file>